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0854in" fo:break-before="auto" style:use-optimal-row-height="fals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2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20036"/>
    <style:style style:name="ce2" style:family="table-cell" style:parent-style-name="Default" style:data-style-name="N200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843in" svg:height="4.5713in" svg:x="4.7319in" svg:y="0.2272in">
            <draw:object draw:notify-on-update-of-ranges="Sheet1.B2:Sheet1.C2 Sheet1.B3:Sheet1.B19 Sheet1.D2:Sheet1.D2 Sheet1.D3:Sheet1.D19 Sheet1.F2:Sheet1.F2 Sheet1.F3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日付</text:p>
          </table:table-cell>
          <table:table-cell table:style-name="ce4" office:value-type="string" calcext:value-type="string">
            <text:p>コンペ</text:p>
          </table:table-cell>
          <table:table-cell table:style-name="ce4" office:value-type="string" calcext:value-type="string">
            <text:p>スコア</text:p>
          </table:table-cell>
          <table:table-cell table:style-name="ce4" office:value-type="string" calcext:value-type="string">
            <text:p>順位</text:p>
          </table:table-cell>
          <table:table-cell office:value-type="string" calcext:value-type="string">
            <text:p>目標</text:p>
          </table:table-cell>
        </table:table-row>
        <table:table-row table:style-name="ro3">
          <table:table-cell/>
          <table:table-cell table:style-name="ce3" office:value-type="date" office:date-value="2020-01-11" calcext:value-type="date">
            <text:p>2020/01/11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5883" calcext:value-type="float">
            <text:p>0.25883</text:p>
          </table:table-cell>
          <table:table-cell table:style-name="ce5" office:value-type="float" office:value="4760" calcext:value-type="float">
            <text:p>47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18" calcext:value-type="date">
            <text:p>2020/01/1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3934" calcext:value-type="float">
            <text:p>0.23934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25" calcext:value-type="date">
            <text:p>2020/01/25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4105" calcext:value-type="float">
            <text:p>0.24105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1" calcext:value-type="date">
            <text:p>2020/02/0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2697" calcext:value-type="float">
            <text:p>0.22697</text:p>
          </table:table-cell>
          <table:table-cell table:style-name="ce5" office:value-type="float" office:value="4336" calcext:value-type="float">
            <text:p>43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8" calcext:value-type="date">
            <text:p>2020/02/0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815" calcext:value-type="float">
            <text:p>0.13815</text:p>
          </table:table-cell>
          <table:table-cell table:style-name="ce5" office:value-type="float" office:value="2567" calcext:value-type="float">
            <text:p>25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15" calcext:value-type="date">
            <text:p>2020/02/15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2" calcext:value-type="date">
            <text:p>2020/02/22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9" calcext:value-type="date">
            <text:p>2020/02/29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07" calcext:value-type="date">
            <text:p>2020/03/07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14" calcext:value-type="date">
            <text:p>2020/03/14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1" calcext:value-type="date">
            <text:p>2020/03/2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25" calcext:value-type="float">
            <text:p>0.1325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8" calcext:value-type="date">
            <text:p>2020/03/2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149" calcext:value-type="float">
            <text:p>0.13149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4-04" calcext:value-type="date">
            <text:p>2020/04/04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4-11" calcext:value-type="date">
            <text:p>2020/04/11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4-18" calcext:value-type="date">
            <text:p>2020/04/18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4-25" calcext:value-type="date">
            <text:p>2020/04/25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02" calcext:value-type="date">
            <text:p>2020/05/02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 table:number-rows-repeated="104855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1T12:13:27.809799438</meta:creation-date>
    <dc:date>2020-04-11T13:12:49.702133939</dc:date>
    <meta:editing-duration>PT27M58S</meta:editing-duration>
    <meta:editing-cycles>7</meta:editing-cycles>
    <meta:generator>LibreOffice/6.4.2.2$MacOSX_X86_64 LibreOffice_project/4e471d8c02c9c90f512f7f9ead8875b57fcb1ec3</meta:generator>
    <meta:document-statistic meta:table-count="1" meta:cell-count="75" meta:object-count="1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2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ed4c05"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20036">
      <style:chart-properties chart:display-label="true" chart:tick-marks-major-inner="true" chart:tick-marks-major-outer="false" chart:logarithmic="false" chart:minimum="43862" chart:maximum="43925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 style:data-style-name="N20036">
      <style:chart-properties chart:display-label="tru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false" chart:logarithmic="false" chart:minimum="0.115" chart:maximum="0.15" chart:origin="0" chart:reverse-direction="tru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chart-properties style:rotation-angle="0"/>
      <style:text-properties fo:color="#619e85" fo:font-size="9pt" style:font-size-asian="12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19e85" draw:fill-color="#619e8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3cm" svg:height="11.612cm" xlink:href=".." xlink:type="simple" chart:class="chart:line" chart:style-name="ch1">
        <chart:title svg:x="15.657cm" svg:y="0.969cm" chart:style-name="ch2">
          <text:p>目標</text:p>
        </chart:title>
        <chart:plot-area chart:style-name="ch3" table:cell-range-address="Sheet1.B2:Sheet1.D2 Sheet1.B3:Sheet1.B19 Sheet1.D3:Sheet1.D19 Sheet1.F2:Sheet1.F19" chart:data-source-has-labels="both" svg:x="0.62cm" svg:y="0.354cm" svg:width="16.506cm" svg:height="10.923cm">
          <chartooo:coordinate-region svg:x="1.906cm" svg:y="0.554cm" svg:width="15.197cm" svg:height="9.081cm"/>
          <chart:axis chart:dimension="x" chart:name="primary-x" chart:style-name="ch4" chartooo:axis-type="date">
            <chartooo:date-scale chart:base-time-unit="days" chart:major-interval-value="7" chart:major-interval-unit="days"/>
            <chart:categories table:cell-range-address="Sheet1.B3:Sheet1.B19"/>
          </chart:axis>
          <chart:axis chart:dimension="x" chart:name="secondary-x" chart:style-name="ch5"/>
          <chart:axis chart:dimension="y" chart:name="primary-y" chart:style-name="ch6">
            <chart:title svg:x="0.227cm" svg:y="3.726cm" chart:style-name="ch7">
              <text:p>ス

コ

ア</text:p>
            </chart:title>
          </chart:axis>
          <chart:series chart:style-name="ch8" chart:values-cell-range-address="Sheet1.D3:Sheet1.D19" chart:label-cell-address="Sheet1.D2:Sheet1.D2" chart:class="chart:line">
            <chart:data-point chart:repeated="17"/>
          </chart:series>
          <chart:series chart:style-name="ch9" chart:values-cell-range-address="Sheet1.F3:Sheet1.F19" chart:label-cell-address="Sheet1.F2:Sheet1.F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スコア</text:p>
                <draw:g>
                  <svg:desc>Sheet1.D2:Sheet1.D2</svg:desc>
                </draw:g>
              </table:table-cell>
              <table:table-cell office:value-type="string">
                <text:p>目標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841">
                <text:p>43841</text:p>
                <draw:g>
                  <svg:desc>Sheet1.B3:Sheet1.B19</svg:desc>
                </draw:g>
              </table:table-cell>
              <table:table-cell office:value-type="float" office:value="0.25883">
                <text:p>0.25883</text:p>
                <draw:g>
                  <svg:desc>Sheet1.D3:Sheet1.D19</svg:desc>
                </draw:g>
              </table:table-cell>
              <table:table-cell office:value-type="float" office:value="0.12">
                <text:p>0.12</text:p>
                <draw:g>
                  <svg:desc>Sheet1.F3:Sheet1.F19</svg:desc>
                </draw:g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.23934">
                <text:p>0.239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.24105">
                <text:p>0.24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22697">
                <text:p>0.226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.13815">
                <text:p>0.13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325">
                <text:p>0.13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149">
                <text:p>0.131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